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76cm"/>
    </style:style>
    <style:style style:name="co2" style:family="table-column">
      <style:table-column-properties fo:break-before="auto" style:column-width="0.609cm"/>
    </style:style>
    <style:style style:name="co3" style:family="table-column">
      <style:table-column-properties fo:break-before="auto" style:column-width="1.349cm"/>
    </style:style>
    <style:style style:name="co4" style:family="table-column">
      <style:table-column-properties fo:break-before="auto" style:column-width="7.197cm"/>
    </style:style>
    <style:style style:name="co5" style:family="table-column">
      <style:table-column-properties fo:break-before="auto" style:column-width="0.563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order="0.06pt solid #000000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wrap-option="wrap" style:vertical-align="automatic"/>
      <style:text-properties fo:font-size="11pt" style:font-size-asian="11pt" style:font-size-complex="11pt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016" table:default-cell-style-name="ce2"/>
        <table:table-column table:style-name="co6" table:default-cell-style-name="Default"/>
        <table:table-row table:style-name="ro1">
          <table:table-cell table:style-name="ce1" office:value-type="string" calcext:value-type="string">
            <text:p>Состав набора для сборки принтера SibRap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Элемент</text:p>
          </table:table-cell>
          <table:table-cell table:style-name="ce1" table:number-columns-repeated="1022"/>
          <table:table-cell/>
        </table:table-row>
        <table:table-row table:style-name="ro2">
          <table:table-cell office:value-type="string" calcext:value-type="string">
            <text:p>Набор электроники RAMPS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'==&gt;</text:p>
          </table:table-cell>
          <table:table-cell table:style-name="ce4" office:value-type="string" calcext:value-type="string">
            <text:p>Плата Freeduino 2560</text:p>
          </table:table-cell>
          <table:table-cell table:style-name="ce4" office:value-type="float" office:value="1" calcext:value-type="float">
            <text:p>1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Набор шаговых двигателей NEMA17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/>
          <table:table-cell table:style-name="ce4" office:value-type="string" calcext:value-type="string">
            <text:p>Плата RAMPS</text:p>
          </table:table-cell>
          <table:table-cell table:style-name="ce4" office:value-type="float" office:value="1" calcext:value-type="float">
            <text:p>1</text:p>
          </table:table-cell>
          <table:table-cell table:style-name="ce3"/>
          <table:table-cell table:number-columns-repeated="1017"/>
        </table:table-row>
        <table:table-row table:style-name="ro3">
          <table:table-cell office:value-type="string" calcext:value-type="string">
            <text:p>Плита стола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  <table:table-cell table:style-name="ce4" office:value-type="string" calcext:value-type="string">
            <text:p>Нагревательный стол со встроенным датчиком</text:p>
          </table:table-cell>
          <table:table-cell table:style-name="ce4" office:value-type="float" office:value="1" calcext:value-type="float">
            <text:p>1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Дощечка под стол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  <table:table-cell table:style-name="ce4" office:value-type="string" calcext:value-type="string">
            <text:p>Драйвера моторов</text:p>
          </table:table-cell>
          <table:table-cell table:style-name="ce4" office:value-type="float" office:value="4" calcext:value-type="float">
            <text:p>4</text:p>
          </table:table-cell>
          <table:table-cell table:style-name="ce3"/>
          <table:table-cell table:number-columns-repeated="1017"/>
        </table:table-row>
        <table:table-row table:style-name="ro3">
          <table:table-cell office:value-type="string" calcext:value-type="string">
            <text:p>Ремни 180 см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  <table:table-cell table:style-name="ce4" office:value-type="string" calcext:value-type="string">
            <text:p>Датчик сопла до 300 С (термистор EPCOS)</text:p>
          </table:table-cell>
          <table:table-cell table:style-name="ce4" office:value-type="float" office:value="1" calcext:value-type="float">
            <text:p>1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Муфты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/>
          <table:table-cell table:style-name="ce4" office:value-type="string" calcext:value-type="string">
            <text:p>Кабель подключения стола</text:p>
          </table:table-cell>
          <table:table-cell table:style-name="ce4" office:value-type="float" office:value="1" calcext:value-type="float">
            <text:p>1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Ходовые втулки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/>
          <table:table-cell table:style-name="ce4" office:value-type="string" calcext:value-type="string">
            <text:p>Кабель подключения датчика стола</text:p>
          </table:table-cell>
          <table:table-cell table:style-name="ce4" office:value-type="float" office:value="1" calcext:value-type="float">
            <text:p>1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Шпильки (4x43+6x37+2x35+4x30)</text:p>
          </table:table-cell>
          <table:table-cell office:value-type="float" office:value="16" calcext:value-type="float">
            <text:p>16</text:p>
          </table:table-cell>
          <table:table-cell table:style-name="ce3"/>
          <table:table-cell/>
          <table:table-cell table:style-name="ce4" office:value-type="string" calcext:value-type="string">
            <text:p>Кабель miniUSB</text:p>
          </table:table-cell>
          <table:table-cell table:style-name="ce4" office:value-type="float" office:value="1" calcext:value-type="float">
            <text:p>1</text:p>
          </table:table-cell>
          <table:table-cell table:style-name="ce3"/>
          <table:table-cell table:formula="of:=SUM([.F4:.F11])" office:value-type="float" office:value="11" calcext:value-type="float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Детали из АБС-пластика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'==&gt;</text:p>
          </table:table-cell>
          <table:table-cell office:value-type="string" calcext:value-type="string">
            <text:p>Головка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Сопло для 3d-принтера 0.5 мм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  <table:table-cell office:value-type="string" calcext:value-type="string">
            <text:p>Ремень стола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Нагревательный элемент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  <table:table-cell office:value-type="string" calcext:value-type="string">
            <text:p>Втулки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Прижимная шайба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  <table:table-cell office:value-type="string" calcext:value-type="string">
            <text:p>Концевики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Термобарьер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  <table:table-cell office:value-type="string" calcext:value-type="string">
            <text:p>Держатель разъема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formula="of:=SUM([.F12:.F16])" office:value-type="float" office:value="25" calcext:value-type="float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Оргстекло набор деталей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'==&gt;</text:p>
          </table:table-cell>
          <table:table-cell office:value-type="string" calcext:value-type="string">
            <text:p>Ушки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Подшипники (один с алюм трубкой)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/>
          <table:table-cell office:value-type="string" calcext:value-type="string">
            <text:p>Моторы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Алюминиевая скоба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  <table:table-cell office:value-type="string" calcext:value-type="string">
            <text:p>Подшипники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Тонкая шайба из фторопласта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  <table:table-cell office:value-type="string" calcext:value-type="string">
            <text:p>Кольца подшипников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Направляющие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/>
          <table:table-cell office:value-type="string" calcext:value-type="string">
            <text:p>Верх рамы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Шкивы для ремней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/>
          <table:table-cell office:value-type="string" calcext:value-type="string">
            <text:p>Ножки рамы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Болт с канавкой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  <table:table-cell office:value-type="string" calcext:value-type="string">
            <text:p>Направляющие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Нагревательные резисторы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/>
          <table:table-cell office:value-type="string" calcext:value-type="string">
            <text:p>Каретка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Default" office:value-type="string" calcext:value-type="string">
            <text:p>Концевые датчики</text:p>
          </table:table-cell>
          <table:table-cell table:style-name="Default" office:value-type="float" office:value="3" calcext:value-type="float">
            <text:p>3</text:p>
          </table:table-cell>
          <table:table-cell table:style-name="ce3"/>
          <table:table-cell/>
          <table:table-cell office:value-type="string" calcext:value-type="string">
            <text:p>Ножки стола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formula="of:=SUM([.B4:.B25])" office:value-type="float" office:value="71" calcext:value-type="float">
            <text:p/>
          </table:table-cell>
          <table:table-cell table:number-columns-repeated="2"/>
          <table:table-cell table:style-name="Default" office:value-type="string" calcext:value-type="string">
            <text:p>Редуктор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office:value-type="string" calcext:value-type="string">
            <text:p>Не входит в набор, нужно докупать</text:p>
          </table:table-cell>
          <table:table-cell table:style-name="ce1"/>
          <table:table-cell table:number-columns-repeated="2"/>
          <table:table-cell office:value-type="string" calcext:value-type="string">
            <text:p>Мотор Y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formula="of:=SUM([.F17:.F27])" office:value-type="float" office:value="37" calcext:value-type="float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Блок пит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епе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в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рубка-усад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азъе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екл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орпус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>
        <table:table-column table:style-name="co6" table:default-cell-style-name="ce5"/>
        <table:table-column table:style-name="co7" table:number-columns-repeated="1023" table:default-cell-style-name="ce5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3" table:style-name="ta1">
        <table:table-column table:style-name="co6" table:default-cell-style-name="ce5"/>
        <table:table-column table:style-name="co7" table:number-columns-repeated="1023" table:default-cell-style-name="ce5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1.443cm" fo:margin-right="0cm" style:print="charts drawings objects"/>
      <style:header-style>
        <style:header-footer-properties fo:min-height="1.198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.00.0000</text:date>, <text:time style:data-style-name="N2" text:time-value="14:47:43.28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0.4$Windows_x86 LibreOffice_project/05dceb5d363845f2cf968344d7adab8dcfb2ba71</meta:generator>
    <meta:initial-creator>AndrewAnswer </meta:initial-creator>
    <meta:creation-date>2014-01-28T20:20:26Z</meta:creation-date>
    <dc:date>2014-03-11T20:49:32.015000000</dc:date>
    <meta:editing-cycles>16</meta:editing-cycles>
    <meta:editing-duration>PT30M1S</meta:editing-duration>
    <meta:print-date>2014-02-10T19:16:25.453000000</meta:print-date>
    <dc:creator>Andrew Answer</dc:creator>
    <meta:document-statistic meta:table-count="3" meta:cell-count="0" meta:object-count="0"/>
  </office:meta>
</office:document-meta>
</file>